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athCountRouting_ico" table:style-name="ta1">
        <table:shapes>
          <draw:frame draw:z-index="0" draw:style-name="gr1" draw:text-style-name="P1" svg:width="453.2pt" svg:height="255.34pt" svg:x="555.99pt" svg:y="123.28pt">
            <draw:object draw:notify-on-update-of-ranges="pathCountRouting_ico.A8:pathCountRouting_ico.A8 pathCountRouting_ico.B8:pathCountRouting_ico.F8 pathCountRouting_ico.A9:pathCountRouting_ico.A9 pathCountRouting_ico.B9:pathCountRouting_ico.F9 pathCountRouting_ico.A10:pathCountRouting_ico.A10 pathCountRouting_ico.B10:pathCountRouting_ico.F10 pathCountRouting_ico.A11:pathCountRouting_ico.A11 pathCountRouting_ico.B11:pathCountRouting_ico.F11 pathCountRouting_ico.A12:pathCountRouting_ico.A12 pathCountRouting_ico.B12:pathCountRouting_ico.F12 pathCountRouting_ico.A13:pathCountRouting_ico.A13 pathCountRouting_ico.B13:pathCountRouting_ico.F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ayer 0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0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table:formula="of:=SUM([.B2:.F2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Iteration 1</text:p>
          </table:table-cell>
          <table:table-cell office:value-type="float" office:value="918" calcext:value-type="float">
            <text:p>918</text:p>
          </table:table-cell>
          <table:table-cell office:value-type="float" office:value="1170" calcext:value-type="float">
            <text:p>1170</text:p>
          </table:table-cell>
          <table:table-cell table:number-columns-repeated="4"/>
          <table:table-cell table:formula="of:=SUM([.B3:.F3])"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Iteration 2</text:p>
          </table:table-cell>
          <table:table-cell office:value-type="float" office:value="13338" calcext:value-type="float">
            <text:p>13338</text:p>
          </table:table-cell>
          <table:table-cell office:value-type="float" office:value="13530" calcext:value-type="float">
            <text:p>13530</text:p>
          </table:table-cell>
          <table:table-cell office:value-type="float" office:value="19080" calcext:value-type="float">
            <text:p>19080</text:p>
          </table:table-cell>
          <table:table-cell table:number-columns-repeated="3"/>
          <table:table-cell table:formula="of:=SUM([.B4:.F4])" office:value-type="float" office:value="45948" calcext:value-type="float">
            <text:p>45948</text:p>
          </table:table-cell>
        </table:table-row>
        <table:table-row table:style-name="ro1">
          <table:table-cell office:value-type="string" calcext:value-type="string">
            <text:p>Iteration 3</text:p>
          </table:table-cell>
          <table:table-cell office:value-type="float" office:value="225228" calcext:value-type="float">
            <text:p>225228</text:p>
          </table:table-cell>
          <table:table-cell office:value-type="float" office:value="188960" calcext:value-type="float">
            <text:p>188960</text:p>
          </table:table-cell>
          <table:table-cell office:value-type="float" office:value="233830" calcext:value-type="float">
            <text:p>233830</text:p>
          </table:table-cell>
          <table:table-cell office:value-type="float" office:value="306720" calcext:value-type="float">
            <text:p>306720</text:p>
          </table:table-cell>
          <table:table-cell table:number-columns-repeated="2"/>
          <table:table-cell table:formula="of:=SUM([.B5:.F5])" office:value-type="float" office:value="954738" calcext:value-type="float">
            <text:p>954738</text:p>
          </table:table-cell>
        </table:table-row>
        <table:table-row table:style-name="ro1">
          <table:table-cell office:value-type="string" calcext:value-type="string">
            <text:p>Iteration 4</text:p>
          </table:table-cell>
          <table:table-cell office:value-type="float" office:value="3446718" calcext:value-type="float">
            <text:p>3446718</text:p>
          </table:table-cell>
          <table:table-cell office:value-type="float" office:value="3191959" calcext:value-type="float">
            <text:p>3191959</text:p>
          </table:table-cell>
          <table:table-cell office:value-type="float" office:value="3437501" calcext:value-type="float">
            <text:p>3437501</text:p>
          </table:table-cell>
          <table:table-cell office:value-type="float" office:value="3850110" calcext:value-type="float">
            <text:p>3850110</text:p>
          </table:table-cell>
          <table:table-cell office:value-type="float" office:value="4913280" calcext:value-type="float">
            <text:p>4913280</text:p>
          </table:table-cell>
          <table:table-cell/>
          <table:table-cell table:formula="of:=SUM([.B6:.F6])" office:value-type="float" office:value="18839568" calcext:value-type="float">
            <text:p>1883956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ayer 0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0</text:p>
          </table:table-cell>
          <table:table-cell table:formula="of:=[.B2]/[.$H2]" office:value-type="float" office:value="1" calcext:value-type="float">
            <text:p>1</text:p>
          </table:table-cell>
          <table:table-cell table:formula="of:=[.C2]/[.$H2]" office:value-type="float" office:value="0" calcext:value-type="float">
            <text:p>0</text:p>
          </table:table-cell>
          <table:table-cell table:formula="of:=[.D2]/[.$H2]" office:value-type="float" office:value="0" calcext:value-type="float">
            <text:p>0</text:p>
          </table:table-cell>
          <table:table-cell table:formula="of:=[.E2]/[.$H2]" office:value-type="float" office:value="0" calcext:value-type="float">
            <text:p>0</text:p>
          </table:table-cell>
          <table:table-cell table:formula="of:=[.F2]/[.$H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1</text:p>
          </table:table-cell>
          <table:table-cell table:formula="of:=[.B3]/[.$H3]" office:value-type="float" office:value="0.439655172413793" calcext:value-type="float">
            <text:p>0.4396551724</text:p>
          </table:table-cell>
          <table:table-cell table:formula="of:=[.C3]/[.$H3]" office:value-type="float" office:value="0.560344827586207" calcext:value-type="float">
            <text:p>0.5603448276</text:p>
          </table:table-cell>
          <table:table-cell table:formula="of:=[.D3]/[.$H3]" office:value-type="float" office:value="0" calcext:value-type="float">
            <text:p>0</text:p>
          </table:table-cell>
          <table:table-cell table:formula="of:=[.E3]/[.$H3]" office:value-type="float" office:value="0" calcext:value-type="float">
            <text:p>0</text:p>
          </table:table-cell>
          <table:table-cell table:formula="of:=[.F3]/[.$H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2</text:p>
          </table:table-cell>
          <table:table-cell table:formula="of:=[.B4]/[.$H4]" office:value-type="float" office:value="0.290284669626534" calcext:value-type="float">
            <text:p>0.2902846696</text:p>
          </table:table-cell>
          <table:table-cell table:formula="of:=[.C4]/[.$H4]" office:value-type="float" office:value="0.294463306346304" calcext:value-type="float">
            <text:p>0.2944633063</text:p>
          </table:table-cell>
          <table:table-cell table:formula="of:=[.D4]/[.$H4]" office:value-type="float" office:value="0.415252024027161" calcext:value-type="float">
            <text:p>0.415252024</text:p>
          </table:table-cell>
          <table:table-cell table:formula="of:=[.E4]/[.$H4]" office:value-type="float" office:value="0" calcext:value-type="float">
            <text:p>0</text:p>
          </table:table-cell>
          <table:table-cell table:formula="of:=[.F4]/[.$H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3</text:p>
          </table:table-cell>
          <table:table-cell table:formula="of:=[.B5]/[.$H5]" office:value-type="float" office:value="0.235905557336149" calcext:value-type="float">
            <text:p>0.2359055573</text:p>
          </table:table-cell>
          <table:table-cell table:formula="of:=[.C5]/[.$H5]" office:value-type="float" office:value="0.197918172315337" calcext:value-type="float">
            <text:p>0.1979181723</text:p>
          </table:table-cell>
          <table:table-cell table:formula="of:=[.D5]/[.$H5]" office:value-type="float" office:value="0.244915358978065" calcext:value-type="float">
            <text:p>0.244915359</text:p>
          </table:table-cell>
          <table:table-cell table:formula="of:=[.E5]/[.$H5]" office:value-type="float" office:value="0.321260911370449" calcext:value-type="float">
            <text:p>0.3212609114</text:p>
          </table:table-cell>
          <table:table-cell table:formula="of:=[.F5]/[.$H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4</text:p>
          </table:table-cell>
          <table:table-cell table:formula="of:=[.B6]/[.$H6]" office:value-type="float" office:value="0.182951010341638" calcext:value-type="float">
            <text:p>0.1829510103</text:p>
          </table:table-cell>
          <table:table-cell table:formula="of:=[.C6]/[.$H6]" office:value-type="float" office:value="0.169428460355354" calcext:value-type="float">
            <text:p>0.1694284604</text:p>
          </table:table-cell>
          <table:table-cell table:formula="of:=[.D6]/[.$H6]" office:value-type="float" office:value="0.182461774070403" calcext:value-type="float">
            <text:p>0.1824617741</text:p>
          </table:table-cell>
          <table:table-cell table:formula="of:=[.E6]/[.$H6]" office:value-type="float" office:value="0.204362966284577" calcext:value-type="float">
            <text:p>0.2043629663</text:p>
          </table:table-cell>
          <table:table-cell table:formula="of:=[.F6]/[.$H6]" office:value-type="float" office:value="0.260795788948027" calcext:value-type="float">
            <text:p>0.26079578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4T14:45:14.499539000</dc:date>
    <meta:editing-duration>PT3M48S</meta:editing-duration>
    <meta:editing-cycles>1</meta:editing-cycles>
    <meta:document-statistic meta:table-count="1" meta:cell-count="65" meta:object-count="1"/>
    <meta:generator>LibreOffice/4.4.0.3$MacOSX_X86_64 LibreOffice_project/de093506bcdc5fafd9023ee680b8c60e3e0645d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9cm" xlink:href=".." xlink:type="simple" chart:class="chart:bar" chart:style-name="ch1">
        <chart:title svg:x="2.936cm" svg:y="0.316cm" chart:style-name="ch2">
          <text:p>Probability of an edge on a layer for random path</text:p>
        </chart:title>
        <chart:legend chart:legend-position="end" svg:x="13.673cm" svg:y="3.269cm" style:legend-expansion="high" chart:style-name="ch3"/>
        <chart:plot-area chart:style-name="ch4" table:cell-range-address="pathCountRouting_ico.A8:pathCountRouting_ico.F13" chart:data-source-has-labels="both" svg:x="1.287cm" svg:y="1.261cm" svg:width="12.067cm" svg:height="7.568cm">
          <chartooo:coordinate-region svg:x="2.027cm" svg:y="1.449cm" svg:width="11.327cm" svg:height="6.757cm"/>
          <chart:axis chart:dimension="x" chart:name="primary-x" chart:style-name="ch5" chartooo:axis-type="auto">
            <chartooo:date-scale/>
            <chart:categories table:cell-range-address="pathCountRouting_ico.B8:pathCountRouting_ico.F8"/>
          </chart:axis>
          <chart:axis chart:dimension="y" chart:name="primary-y" chart:style-name="ch6">
            <chart:title svg:x="0.451cm" svg:y="5.836cm" chart:style-name="ch7">
              <text:p>Probability</text:p>
            </chart:title>
            <chart:grid chart:style-name="ch8" chart:class="major"/>
          </chart:axis>
          <chart:series chart:style-name="ch9" chart:values-cell-range-address="pathCountRouting_ico.B9:pathCountRouting_ico.F9" chart:label-cell-address="pathCountRouting_ico.A9:pathCountRouting_ico.A9" chart:class="chart:bar">
            <chart:data-point chart:repeated="5"/>
          </chart:series>
          <chart:series chart:style-name="ch10" chart:values-cell-range-address="pathCountRouting_ico.B10:pathCountRouting_ico.F10" chart:label-cell-address="pathCountRouting_ico.A10:pathCountRouting_ico.A10" chart:class="chart:bar">
            <chart:data-point chart:repeated="5"/>
          </chart:series>
          <chart:series chart:style-name="ch11" chart:values-cell-range-address="pathCountRouting_ico.B11:pathCountRouting_ico.F11" chart:label-cell-address="pathCountRouting_ico.A11:pathCountRouting_ico.A11" chart:class="chart:bar">
            <chart:data-point chart:repeated="5"/>
          </chart:series>
          <chart:series chart:style-name="ch12" chart:values-cell-range-address="pathCountRouting_ico.B12:pathCountRouting_ico.F12" chart:label-cell-address="pathCountRouting_ico.A12:pathCountRouting_ico.A12" chart:class="chart:bar">
            <chart:data-point chart:repeated="5"/>
          </chart:series>
          <chart:series chart:style-name="ch13" chart:values-cell-range-address="pathCountRouting_ico.B13:pathCountRouting_ico.F13" chart:label-cell-address="pathCountRouting_ico.A13:pathCountRouting_ico.A1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 0</text:p>
                <draw:g>
                  <svg:desc>pathCountRouting_ico.B8:pathCountRouting_ico.F8</svg:desc>
                </draw:g>
              </table:table-cell>
              <table:table-cell office:value-type="string">
                <text:p>Layer 1</text:p>
              </table:table-cell>
              <table:table-cell office:value-type="string">
                <text:p>Layer 2</text:p>
              </table:table-cell>
              <table:table-cell office:value-type="string">
                <text:p>Layer 3</text:p>
              </table:table-cell>
              <table:table-cell office:value-type="string">
                <text:p>Layer 4</text:p>
              </table:table-cell>
            </table:table-row>
          </table:table-header-rows>
          <table:table-rows>
            <table:table-row>
              <table:table-cell office:value-type="string">
                <text:p>Iteration 0</text:p>
                <draw:g>
                  <svg:desc>pathCountRouting_ico.A9:pathCountRouting_ico.A9</svg:desc>
                </draw:g>
              </table:table-cell>
              <table:table-cell office:value-type="float" office:value="1">
                <text:p>1</text:p>
                <draw:g>
                  <svg:desc>pathCountRouting_ico.B9:pathCountRouting_ico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1</text:p>
                <draw:g>
                  <svg:desc>pathCountRouting_ico.A10:pathCountRouting_ico.A10</svg:desc>
                </draw:g>
              </table:table-cell>
              <table:table-cell office:value-type="float" office:value="0.439655172413793">
                <text:p>0.439655172413793</text:p>
                <draw:g>
                  <svg:desc>pathCountRouting_ico.B10:pathCountRouting_ico.F10</svg:desc>
                </draw:g>
              </table:table-cell>
              <table:table-cell office:value-type="float" office:value="0.560344827586207">
                <text:p>0.560344827586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2</text:p>
                <draw:g>
                  <svg:desc>pathCountRouting_ico.A11:pathCountRouting_ico.A11</svg:desc>
                </draw:g>
              </table:table-cell>
              <table:table-cell office:value-type="float" office:value="0.290284669626534">
                <text:p>0.290284669626534</text:p>
                <draw:g>
                  <svg:desc>pathCountRouting_ico.B11:pathCountRouting_ico.F11</svg:desc>
                </draw:g>
              </table:table-cell>
              <table:table-cell office:value-type="float" office:value="0.294463306346304">
                <text:p>0.294463306346304</text:p>
              </table:table-cell>
              <table:table-cell office:value-type="float" office:value="0.415252024027161">
                <text:p>0.415252024027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3</text:p>
                <draw:g>
                  <svg:desc>pathCountRouting_ico.A12:pathCountRouting_ico.A12</svg:desc>
                </draw:g>
              </table:table-cell>
              <table:table-cell office:value-type="float" office:value="0.235905557336149">
                <text:p>0.235905557336149</text:p>
                <draw:g>
                  <svg:desc>pathCountRouting_ico.B12:pathCountRouting_ico.F12</svg:desc>
                </draw:g>
              </table:table-cell>
              <table:table-cell office:value-type="float" office:value="0.197918172315337">
                <text:p>0.197918172315337</text:p>
              </table:table-cell>
              <table:table-cell office:value-type="float" office:value="0.244915358978065">
                <text:p>0.244915358978065</text:p>
              </table:table-cell>
              <table:table-cell office:value-type="float" office:value="0.321260911370449">
                <text:p>0.321260911370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4</text:p>
                <draw:g>
                  <svg:desc>pathCountRouting_ico.A13:pathCountRouting_ico.A13</svg:desc>
                </draw:g>
              </table:table-cell>
              <table:table-cell office:value-type="float" office:value="0.182951010341638">
                <text:p>0.182951010341638</text:p>
                <draw:g>
                  <svg:desc>pathCountRouting_ico.B13:pathCountRouting_ico.F13</svg:desc>
                </draw:g>
              </table:table-cell>
              <table:table-cell office:value-type="float" office:value="0.169428460355354">
                <text:p>0.169428460355354</text:p>
              </table:table-cell>
              <table:table-cell office:value-type="float" office:value="0.182461774070403">
                <text:p>0.182461774070403</text:p>
              </table:table-cell>
              <table:table-cell office:value-type="float" office:value="0.204362966284577">
                <text:p>0.204362966284577</text:p>
              </table:table-cell>
              <table:table-cell office:value-type="float" office:value="0.260795788948027">
                <text:p>0.260795788948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